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troduzione a PARCMAN Project</text:h>
      <text:p text:style-name="Standard">PARCMAN Project, si propone come un software per realizzare una rete “peer-to-peer” per la condivisione di file tra utenti. Lo scopo è rendere semplice lo scambio di informazioni sotto forma di file. </text:p>
      <text:h text:style-name="Heading_20_2" text:outline-level="2">Utilizzo del software</text:h>
      <text:p text:style-name="Standard">Per entrare in PARCMAN basta accedere alla rete tramite il ParcmanClient; previa registrazione è possibile, tramite una shell dedicata, entrare in comunicazione con altri utenti che condividono una lista di files scelti per essere pubblicamente scaricabil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8T11:43:21</meta:creation-date>
    <dc:date>2008-11-08T12:21:06</dc:date>
    <meta:editing-duration>PT00H22M26S</meta:editing-duration>
    <meta:editing-cycles>2</meta:editing-cycles>
    <meta:generator>OpenOffice.org/3.0$Unix OpenOffice.org_project/300m9$Build-9358</meta:generator>
    <meta:document-statistic meta:table-count="0" meta:image-count="0" meta:object-count="0" meta:page-count="1" meta:paragraph-count="4" meta:word-count="76" meta:character-count="508"/>
    <meta:user-defined meta:name="Info 1"/>
    <meta:user-defined meta:name="Info 2"/>
    <meta:user-defined meta:name="Info 3"/>
    <meta:user-defined meta:name="Info 4"/>
  </office:meta>
</office:document-meta>
</file>